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itel" style:master-page-name="MP0" style:family="paragraph">
      <style:paragraph-properties fo:break-before="page"/>
      <style:text-properties fo:language="es" fo:country="ES"/>
    </style:style>
    <style:style style:name="P2" style:parent-style-name="Textbody" style:family="paragraph">
      <style:text-properties fo:language="es" fo:country="ES"/>
    </style:style>
    <style:style style:name="P3" style:parent-style-name="Untertitel" style:family="paragraph">
      <style:paragraph-properties fo:text-align="start"/>
      <style:text-properties fo:language="es" fo:country="ES"/>
    </style:style>
    <style:style style:name="P4" style:parent-style-name="Textbody" style:family="paragraph">
      <style:text-properties fo:language="es" fo:country="ES"/>
    </style:style>
    <style:style style:name="P5" style:parent-style-name="Textbody" style:list-style-name="LFO1" style:family="paragraph">
      <style:paragraph-properties fo:margin-bottom="0in"/>
    </style:style>
    <style:style style:name="P6" style:parent-style-name="Textbody" style:list-style-name="LFO1" style:family="paragraph">
      <style:paragraph-properties fo:margin-bottom="0in"/>
    </style:style>
    <style:style style:name="P7" style:parent-style-name="Textbody" style:list-style-name="LFO1" style:family="paragraph">
      <style:paragraph-properties fo:margin-bottom="0in"/>
    </style:style>
    <style:style style:name="P8" style:parent-style-name="Textbody" style:list-style-name="LFO1" style:family="paragraph">
      <style:paragraph-properties fo:margin-bottom="0in"/>
    </style:style>
    <style:style style:name="P9" style:parent-style-name="Textbody" style:list-style-name="LFO1" style:family="paragraph">
      <style:paragraph-properties fo:margin-bottom="0in"/>
    </style:style>
    <style:style style:name="P10" style:parent-style-name="Textbody" style:list-style-name="LFO1" style:family="paragraph">
      <style:paragraph-properties fo:margin-bottom="0in"/>
    </style:style>
    <style:style style:name="P11" style:parent-style-name="Textbody" style:list-style-name="LFO1" style:family="paragraph">
      <style:paragraph-properties fo:margin-bottom="0in"/>
    </style:style>
    <style:style style:name="P12" style:parent-style-name="Textbody" style:list-style-name="LFO1" style:family="paragraph">
      <style:paragraph-properties fo:margin-bottom="0in"/>
    </style:style>
    <style:style style:name="P13" style:parent-style-name="Textbody" style:list-style-name="LFO1" style:family="paragraph">
      <style:paragraph-properties fo:margin-bottom="0in"/>
    </style:style>
    <style:style style:name="P14" style:parent-style-name="Textbody" style:list-style-name="LFO1" style:family="paragraph">
      <style:paragraph-properties fo:margin-bottom="0in"/>
    </style:style>
    <style:style style:name="P15" style:parent-style-name="Textbody" style:list-style-name="LFO1" style:family="paragraph"/>
    <style:style style:name="P16" style:parent-style-name="Untertitel" style:family="paragraph">
      <style:paragraph-properties fo:text-align="start"/>
    </style:style>
  </office:automatic-styles>
  <office:body>
    <office:text text:use-soft-page-breaks="true">
      <text:p text:style-name="P1">Crispy-Potato-Salmon-Bowl</text:p>
      <text:p text:style-name="P2"/>
      <text:p text:style-name="P3">Zutaten:</text:p>
      <text:p text:style-name="P4"/>
      <text:list text:style-name="LFO1" text:continue-numbering="true">
        <text:list-item>
          <text:p text:style-name="P5">2 EL Butter</text:p>
        </text:list-item>
        <text:list-item>
          <text:p text:style-name="P6">2 EL Olivenöl</text:p>
        </text:list-item>
        <text:list-item>
          <text:p text:style-name="P7">500 g Kartoffeln</text:p>
        </text:list-item>
        <text:list-item>
          <text:p text:style-name="P8">300 g Joghurt</text:p>
        </text:list-item>
        <text:list-item>
          <text:p text:style-name="P9">2 1/2 EL Zitronensaft</text:p>
        </text:list-item>
        <text:list-item>
          <text:p text:style-name="P10">2 EL frischer Dill gehackt</text:p>
        </text:list-item>
        <text:list-item>
          <text:p text:style-name="P11">3 Handvoll Rucola</text:p>
        </text:list-item>
        <text:list-item>
          <text:p text:style-name="P12">2 Essiggurken</text:p>
        </text:list-item>
        <text:list-item>
          <text:p text:style-name="P13">1 Avocado</text:p>
        </text:list-item>
        <text:list-item>
          <text:p text:style-name="P14">100 g Räucherlachs</text:p>
        </text:list-item>
        <text:list-item>
          <text:p text:style-name="P15">Salz und Pfeffer</text:p>
        </text:list-item>
      </text:list>
      <text:p text:style-name="Textbody"/>
      <text:p text:style-name="P16">Zubereitung:</text:p>
      <text:p text:style-name="Textbody"/>
      <text:p text:style-name="Textbody">„Ugh, Argkkk, Ewww!“ Passiert es bei dir auch, wenn du das Wort „Kochen“ hörst? Same hereeee! Dann bist du hier richtig! Für Crispy-Potato-Salmon-Bowl brauchst du nicht kochen!</text:p>
      <text:p text:style-name="Textbody"/>
      <text:p text:style-name="Textbody">Ofen auf 200 Grad vorheizen. Butter und Olivenöl in eine<text:s/>Form (Ofenfest) geben und im Ofen schmelzen lassen. Du kannst dich in der Zwischenzeit zu Tode langweilen oder die fetten Kartoffeln waschen und mundgerecht würfeln. Sobald der Ofen gefühlte 1000 Grad hat, kann man schon die Kartoffelwürfel mit der Butter<text:s/>und Öl vermischen und 30 bis 40 Minuten knusprig rösten. Du sollst sie nicht wenden, weil dann werden die geilen Kartoffeln nicht knusprig :( ! In der Zwischenzeit kannst du aus Joghurt, Zitronensaft und Dill ein wanna be Dressing herstellen und schmecke sie abschließend mit Salz und Pfeffer ab. Wasche<text:s/>der Rucola<text:s/>und schüttele bis sie trocken sind und verteile sie auf zwei Tellern, die halbwegs edel aussehen. Die Essiggurken würfeln und schneide die Avocado in Scheiben. Wenn du schon alles gemacht hast, was<text:s/>ich dir gesagt habe, musst du jetzt die Kartoffelwürfel, Essiggurken, Lachs und die Avocado auf die beiden Teller aufteilen. Beträufle sie mit Sauce und dein Candle-Light-Dinner ist schon fertig.</text:p>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azi cfk</meta:initial-creator>
    <dc:creator>sistocker</dc:creator>
    <meta:creation-date>2018-03-15T19:32:00Z</meta:creation-date>
    <dc:date>2019-11-19T17:36:00Z</dc:date>
    <meta:template xlink:href="Normal" xlink:type="simple"/>
    <meta:editing-cycles>5</meta:editing-cycles>
    <meta:editing-duration>PT0S</meta:editing-duration>
    <meta:document-statistic meta:page-count="1" meta:paragraph-count="2" meta:word-count="197" meta:character-count="1437" meta:row-count="10" meta:non-whitespace-character-count="1242"/>
  </office:meta>
</office:document-meta>
</file>